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stroke-dash="Dashed_20__28_var_29__20_19" svg:stroke-width="0.019cm" svg:stroke-color="#000000" draw:marker-start="" draw:marker-start-width="0.33cm" draw:marker-start-center="false" draw:marker-end="" draw:marker-end-width="0.33cm" draw:marker-end-center="false" draw:fill="solid" draw:fill-color="#fef3dc" draw:textarea-horizontal-align="center" draw:textarea-vertical-align="middle" draw:auto-grow-height="false" fo:min-height="0.75cm" fo:min-width="0.499cm" fo:padding-top="0.125cm" fo:padding-bottom="0.125cm" fo:padding-left="0.25cm" fo:padding-right="0.25cm" draw:shadow="hidden" draw:shadow-offset-x="0.3cm" draw:shadow-offset-y="0.3cm" draw:shadow-color="#808080"/>
    </style:style>
    <style:style style:name="gr2" style:family="graphic" style:parent-style-name="standard">
      <style:graphic-properties draw:stroke="solid" draw:stroke-dash="Dashed_20__28_var_29__20_20"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style>
    <style:style style:name="gr3" style:family="graphic" style:parent-style-name="standard">
      <style:graphic-properties draw:stroke="solid" draw:stroke-dash="Dashed_20__28_var_29__20_21" svg:stroke-width="0.019cm" svg:stroke-color="#000000" draw:marker-start="" draw:marker-start-width="0.33cm" draw:marker-start-center="false" draw:marker-end="" draw:marker-end-width="0.3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4" style:family="graphic" style:parent-style-name="standard">
      <style:graphic-properties draw:stroke="solid" draw:stroke-dash="Dashed_20__28_var_29__20_22" svg:stroke-width="0.019cm" svg:stroke-color="#000000" draw:marker-start="" draw:marker-start-width="0.33cm" draw:marker-start-center="false" draw:marker-end="" draw:marker-end-width="0.3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5" style:family="graphic" style:parent-style-name="standard">
      <style:graphic-properties draw:stroke="solid" draw:stroke-dash="Dashed_20__28_var_29__20_23" svg:stroke-width="0.019cm" svg:stroke-color="#000000" draw:marker-start="" draw:marker-start-width="0.33cm" draw:marker-start-center="false" draw:marker-end="" draw:marker-end-width="0.3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P1" style:family="paragraph">
      <loext:graphic-properties draw:fill="solid" draw:fill-color="#fef3d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2"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3"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office:automatic-styles>
  <office:body>
    <office:drawing>
      <draw:page draw:name="page1" draw:style-name="dp1" draw:master-page-name="Default">
        <draw:g>
          <draw:polygon draw:style-name="gr1" draw:text-style-name="P1" draw:layer="layout" svg:width="1.68cm" svg:height="1.349cm" svg:x="10.083cm" svg:y="14.686cm" svg:viewBox="0 0 1681 1350" draw:points="1681,897 1658,936 1633,973 1605,1008 1577,1044 1547,1076 1514,1108 1481,1138 1445,1166 1409,1192 1372,1217 1333,1239 1293,1260 1252,1279 1210,1295 1168,1309 1124,1322 1081,1331 1037,1339 992,1346 947,1349 903,1350 857,1349 812,1346 768,1340 723,1333 679,1322 637,1311 594,1296 552,1280 511,1261 471,1241 432,1219 394,1195 357,1168 322,1141 289,1111 256,1079 225,1047 197,1012 170,977 145,939 121,901 100,862 80,821 63,780 47,737 34,695 23,651 14,607 7,563 3,518 0,473 0,428 2,383 7,339 13,294 22,250 34,206 47,164 62,121 79,80 99,39 121,0 900,450">
            <text:p/>
          </draw:polygon>
          <draw:circle draw:style-name="gr2" draw:text-style-name="P2" draw:layer="layout" svg:width="1.8cm" svg:height="1.8cm" svg:x="10.083cm" svg:y="14.237cm">
            <text:p/>
          </draw:circle>
          <draw:line draw:style-name="gr3" draw:text-style-name="P3" draw:layer="layout" svg:x1="10.204cm" svg:y1="15.587cm" svg:x2="11.763cm" svg:y2="14.687cm">
            <text:p/>
          </draw:line>
          <draw:line draw:style-name="gr4" draw:text-style-name="P3" draw:layer="layout" svg:x1="10.983cm" svg:y1="16.037cm" svg:x2="10.983cm" svg:y2="14.237cm">
            <text:p/>
          </draw:line>
          <draw:line draw:style-name="gr5" draw:text-style-name="P3" draw:layer="layout" svg:x1="10.204cm" svg:y1="14.687cm" svg:x2="11.763cm" svg:y2="15.587cm">
            <text:p/>
          </draw: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9" draw:display-name="Dashed (var) 19"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08T07:49:59.917123929</meta:creation-date>
    <dc:date>2018-05-08T07:50:13.730368098</dc:date>
    <meta:editing-duration>PT14S</meta:editing-duration>
    <meta:editing-cycles>1</meta:editing-cycles>
    <meta:document-statistic meta:object-count="6"/>
    <meta:generator>LibreOffice/6.0.0.3$MacOSX_X86_64 LibreOffice_project/64a0f66915f38c6217de274f0aa8e15618924765</meta:generator>
  </office:meta>
</office:document-meta>
</file>